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280099" draw:marker-start-width="0.39cm" draw:marker-end-width="0.39cm" draw:fill="none" draw:textarea-horizontal-align="justify" draw:textarea-vertical-align="middle" draw:auto-grow-height="false" fo:min-height="1.963cm" fo:min-width="15.855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4cm" svg:stroke-color="#0066cc" draw:marker-start-width="0.37cm" draw:marker-end-width="0.37cm" draw:fill="solid" draw:fill-color="#ffffff" draw:textarea-horizontal-align="justify" draw:textarea-vertical-align="middle" draw:auto-grow-height="false" fo:min-height="1.497cm" fo:min-width="15.876cm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6.216cm"/>
    </style:style>
    <style:style style:name="gr4" style:family="graphic" style:parent-style-name="standard">
      <style:graphic-properties svg:stroke-width="0.05cm" svg:stroke-color="#579d1c" draw:marker-start-width="0.38cm" draw:marker-end-width="0.38cm" draw:fill="none" draw:textarea-horizontal-align="justify" draw:textarea-vertical-align="middle" draw:auto-grow-height="false" fo:min-height="3.759cm" fo:min-width="2.831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1.4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816cm"/>
    </style:style>
    <style:style style:name="gr7" style:family="graphic" style:parent-style-name="standard">
      <style:graphic-properties svg:stroke-width="0.05cm" svg:stroke-color="#0084d1" draw:marker-start-width="0.38cm" draw:marker-end-width="0.38cm" draw:fill="none" draw:textarea-horizontal-align="justify" draw:textarea-vertical-align="middle" draw:auto-grow-height="false" fo:min-height="1.012cm" fo:min-width="2.102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.319cm"/>
    </style:style>
    <style:style style:name="gr9" style:family="graphic" style:parent-style-name="standard">
      <style:graphic-properties svg:stroke-width="0.05cm" svg:stroke-color="#0084d1" draw:marker-start-width="0.38cm" draw:marker-end-width="0.38cm" draw:fill="none" draw:fill-color="#0084d1" draw:textarea-horizontal-align="justify" draw:textarea-vertical-align="middle" draw:auto-grow-height="false" fo:min-height="0.736cm" fo:min-width="1.175cm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cm" svg:stroke-color="#0084d1" draw:marker-start-width="0.38cm" draw:marker-end-width="0.38cm" draw:fill="none" draw:fill-color="#0084d1" draw:textarea-horizontal-align="justify" draw:textarea-vertical-align="middle" draw:auto-grow-height="false" fo:min-height="0.736cm" fo:min-width="1.174cm" fo:padding-top="0.15cm" fo:padding-bottom="0.15cm" fo:padding-left="0.275cm" fo:padding-right="0.275cm" draw:shadow="hidden"/>
    </style:style>
    <style:style style:name="gr11" style:family="graphic" style:parent-style-name="standard">
      <style:graphic-properties svg:stroke-width="0.05cm" svg:stroke-color="#579d1c" draw:marker-start-width="0.38cm" draw:marker-end-width="0.38cm" draw:fill="none" draw:textarea-horizontal-align="justify" draw:textarea-vertical-align="middle" draw:auto-grow-height="false" fo:min-height="3.758cm" fo:min-width="2.83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1.4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7cm" fo:min-width="0.816cm"/>
    </style:style>
    <style:style style:name="gr14" style:family="graphic" style:parent-style-name="standard">
      <style:graphic-properties svg:stroke-width="0.05cm" svg:stroke-color="#0084d1" draw:marker-start-width="0.38cm" draw:marker-end-width="0.38cm" draw:fill="none" draw:textarea-horizontal-align="justify" draw:textarea-vertical-align="middle" draw:auto-grow-height="false" fo:min-height="1.011cm" fo:min-width="2.102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.146cm"/>
    </style:style>
    <style:style style:name="gr16" style:family="graphic" style:parent-style-name="standard">
      <style:graphic-properties svg:stroke-width="0.05cm" svg:stroke-color="#0084d1" draw:marker-start-width="0.38cm" draw:marker-end-width="0.38cm" draw:fill="none" draw:fill-color="#0084d1" draw:textarea-horizontal-align="justify" draw:textarea-vertical-align="middle" draw:auto-grow-height="false" fo:min-height="0.735cm" fo:min-width="1.174cm" fo:padding-top="0.15cm" fo:padding-bottom="0.15cm" fo:padding-left="0.275cm" fo:padding-right="0.275cm" draw:shadow="hidden"/>
    </style:style>
    <style:style style:name="gr17" style:family="graphic" style:parent-style-name="objectwithoutfill">
      <style:graphic-properties svg:stroke-width="0.05cm" svg:stroke-color="#c5000b" draw:marker-start="Arrow" draw:marker-start-width="0.28cm" draw:marker-end="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4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1.4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1.063cm"/>
    </style:style>
    <style:style style:name="gr21" style:family="graphic" style:parent-style-name="standard">
      <style:graphic-properties draw:stroke="none" draw:fill-color="#333366" draw:textarea-horizontal-align="justify" draw:textarea-vertical-align="middle" draw:auto-grow-height="false" fo:min-height="0.847cm" fo:min-width="3.768cm" fo:wrap-option="no-wrap"/>
    </style:style>
    <style:style style:name="gr22" style:family="graphic" style:parent-style-name="standard">
      <style:graphic-properties svg:stroke-width="0.03cm" svg:stroke-color="#0084d1" draw:marker-start-width="0.36cm" draw:marker-end-width="0.36cm" draw:fill="none" draw:textarea-horizontal-align="justify" draw:textarea-vertical-align="middle" draw:auto-grow-height="false" fo:min-height="1.031cm" fo:min-width="2.122cm" fo:padding-top="0.14cm" fo:padding-bottom="0.14cm" fo:padding-left="0.265cm" fo:padding-right="0.2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641cm"/>
    </style:style>
    <style:style style:name="gr24" style:family="graphic" style:parent-style-name="objectwithoutfill">
      <style:graphic-properties svg:stroke-width="0.05cm" svg:stroke-color="#333366" draw:marker-start="Arrow" draw:marker-start-width="0.28cm" draw:marker-end="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3cm" svg:stroke-color="#0084d1" draw:marker-start-width="0.36cm" draw:marker-end-width="0.36cm" draw:fill="none" draw:textarea-horizontal-align="justify" draw:textarea-vertical-align="middle" draw:auto-grow-height="false" fo:min-height="1.031cm" fo:min-width="2.123cm" fo:padding-top="0.14cm" fo:padding-bottom="0.14cm" fo:padding-left="0.265cm" fo:padding-right="0.265cm"/>
    </style:style>
    <style:style style:name="gr26" style:family="graphic" style:parent-style-name="standard">
      <style:graphic-properties svg:stroke-width="0.03cm" svg:stroke-color="#280099" draw:marker-start-width="0.36cm" draw:marker-end-width="0.36cm" draw:fill="none" draw:textarea-horizontal-align="justify" draw:textarea-vertical-align="middle" draw:auto-grow-height="false" fo:min-height="1.745cm" fo:min-width="2.47cm" fo:padding-top="0.14cm" fo:padding-bottom="0.14cm" fo:padding-left="0.265cm" fo:padding-right="0.265cm"/>
    </style:style>
    <style:style style:name="gr27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left" draw:auto-grow-height="true" draw:auto-grow-width="true" fo:min-height="0.64cm" fo:min-width="0.821cm" fo:padding-top="0.1cm" fo:padding-bottom="0.1cm" fo:padding-left="0.16cm" fo:padding-right="0.16cm"/>
    </style:style>
    <style:style style:name="gr28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justify" draw:textarea-vertical-align="middle" draw:auto-grow-height="true" draw:auto-grow-width="true" fo:min-height="0.584cm" fo:min-width="1.021cm" fo:padding-top="0.135cm" fo:padding-bottom="0.135cm" fo:padding-left="0.16cm" fo:padding-right="0.16cm"/>
    </style:style>
    <style:style style:name="gr29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justify" draw:textarea-vertical-align="middle" draw:auto-grow-height="true" draw:auto-grow-width="true" fo:min-height="0.583cm" fo:min-width="1.021cm" fo:padding-top="0.135cm" fo:padding-bottom="0.135cm" fo:padding-left="0.16cm" fo:padding-right="0.16cm"/>
    </style:style>
    <style:style style:name="gr30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left" draw:auto-grow-height="true" draw:auto-grow-width="true" fo:min-height="0.64cm" fo:min-width="0.82cm" fo:padding-top="0.1cm" fo:padding-bottom="0.1cm" fo:padding-left="0.16cm" fo:padding-right="0.16cm"/>
    </style:style>
    <style:style style:name="gr31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justify" draw:textarea-vertical-align="middle" draw:auto-grow-height="true" draw:auto-grow-width="true" fo:min-height="0.584cm" fo:min-width="1.022cm" fo:padding-top="0.135cm" fo:padding-bottom="0.135cm" fo:padding-left="0.16cm" fo:padding-right="0.16cm"/>
    </style:style>
    <style:style style:name="gr32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justify" draw:textarea-vertical-align="middle" draw:auto-grow-height="true" draw:auto-grow-width="true" fo:min-height="0.583cm" fo:min-width="1.022cm" fo:padding-top="0.135cm" fo:padding-bottom="0.135cm" fo:padding-left="0.16cm" fo:padding-right="0.16cm"/>
    </style:style>
    <style:style style:name="gr33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justify" draw:textarea-vertical-align="middle" draw:auto-grow-height="true" draw:auto-grow-width="true" fo:min-height="0.416cm" fo:min-width="1.509cm" fo:padding-top="0.135cm" fo:padding-bottom="0.135cm" fo:padding-left="0.16cm" fo:padding-right="0.16cm"/>
    </style:style>
    <style:style style:name="gr34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justify" draw:textarea-vertical-align="middle" draw:auto-grow-height="true" draw:auto-grow-width="true" fo:min-height="0.415cm" fo:min-width="1.509cm" fo:padding-top="0.135cm" fo:padding-bottom="0.135cm" fo:padding-left="0.16cm" fo:padding-right="0.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41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7cm" fo:min-width="0.4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use-window-font-color="true" style:font-name="DejaVu Sans Mono" fo:font-size="10.5pt" fo:font-weight="bold" style:font-size-asian="10.5pt" style:font-weight-asian="bold" style:font-size-complex="10.5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use-window-font-color="true" style:font-name="DejaVu Sans Mono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 draw:fill-color="#0084d1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style:font-name="DejaVu Sans Mono" fo:font-size="10.5pt" fo:text-shadow="1pt 1pt" fo:font-weight="bold" style:font-size-asian="10.5pt" style:font-weight-asian="bold" style:font-size-complex="10.5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280099" style:font-name="DejaVu Sans Mono" fo:font-size="10.5pt" fo:font-style="italic" fo:text-shadow="1pt 1pt" fo:font-weight="bold" style:font-size-asian="10.5pt" style:font-style-asian="italic" style:font-weight-asian="bold" style:font-size-complex="10.5pt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66cc" style:font-name="DejaVu Sans Mono" fo:font-size="10.5pt" fo:font-style="italic" fo:text-shadow="1pt 1pt" fo:font-weight="bold" style:font-size-asian="10.5pt" style:font-style-asian="italic" style:font-weight-asian="bold" style:font-size-complex="10.5pt" style:font-style-complex="italic" style:font-weight-complex="bold"/>
    </style:style>
    <style:style style:name="P10" style:family="paragraph">
      <loext:graphic-properties draw:fill-color="#333366"/>
      <style:paragraph-properties fo:text-align="center"/>
      <style:text-properties fo:color="#ffffff" style:font-name="DejaVu Sans" fo:font-size="10.5pt" fo:font-weight="bold" style:font-size-asian="10.5pt" style:font-weight-asian="bold" style:font-size-complex="10.5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use-window-font-color="true" style:font-name="DejaVu Sans Mono" fo:font-size="10.5pt" fo:text-shadow="none" fo:font-weight="bold" style:font-size-asian="10.5pt" style:font-weight-asian="bold" style:font-size-complex="10.5pt" style:font-weight-complex="bold"/>
    </style:style>
    <style:style style:name="T1" style:family="text">
      <style:text-properties style:use-window-font-color="true" style:font-name="DejaVu Sans Mono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style:font-name="DejaVu Sans Mono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280099" style:font-name="DejaVu Sans Mono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4" style:family="text">
      <style:text-properties fo:color="#0066cc" style:font-name="DejaVu Sans Mono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fo:color="#ffffff" style:font-name="DejaVu Sans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use-window-font-color="true" style:font-name="DejaVu Sans Mono1" fo:font-size="8pt" fo:font-weight="bold" style:font-name-asian="DejaVu Sans Mono1" style:font-size-asian="8pt" style:font-weight-asian="bold" style:font-name-complex="DejaVu Sans Mono1" style:font-size-complex="8pt" style:font-weight-complex="bold"/>
    </style:style>
    <style:style style:name="T7" style:family="text">
      <style:text-properties style:use-window-font-color="true" style:font-name="DejaVu Sans Mono" fo:font-size="8pt" fo:font-weight="bold" style:font-name-asian="DejaVu Sans Mono1" style:font-size-asian="8pt" style:font-weight-asian="bold" style:font-name-complex="DejaVu Sans Mono1" style:font-size-complex="8pt" style:font-weight-complex="bold"/>
    </style:style>
    <style:style style:name="T8" style:family="text">
      <style:text-properties style:use-window-font-color="true" style:font-name="DejaVu Sans Mono" fo:font-size="10.5pt" fo:text-shadow="1pt 1pt" fo:font-weight="bold" style:font-size-asian="10.5pt" style:font-weight-asian="bold" style:font-size-complex="10.5pt" style:font-weight-complex="bold"/>
    </style:style>
    <style:style style:name="T9" style:family="text">
      <style:text-properties style:use-window-font-color="true" style:font-name="DejaVu Sans Mono" fo:font-size="10.5pt" fo:text-shadow="none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459cm" svg:height="2.317cm" svg:x="0.295cm" svg:y="0.222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6.458cm" svg:height="1.829cm" svg:x="0.272cm" svg:y="2.661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6.886cm" svg:height="0.79cm" svg:x="5.026cm" svg:y="3.929cm">
          <draw:text-box>
            <text:p text:style-name="P3"><text:span text:style-name="T1">Commutation en fond de panier</text:span></text:p>
          </draw:text-box>
        </draw:frame>
        <draw:custom-shape draw:style-name="gr4" draw:text-style-name="P1" draw:layer="layout" svg:width="3.463cm" svg:height="4.141cm" svg:x="9.631cm" svg:y="5.132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026cm" svg:height="0.79cm" svg:x="10.338cm" svg:y="5.126cm">
          <draw:text-box>
            <text:p text:style-name="P3"><text:span text:style-name="T2">Interface</text:span></text:p>
          </draw:text-box>
        </draw:frame>
        <draw:frame draw:style-name="gr6" draw:text-style-name="P5" draw:layer="layout" svg:width="1.349cm" svg:height="0.593cm" svg:x="10.744cm" svg:y="7.8cm">
          <draw:text-box>
            <text:p text:style-name="P3"><text:span text:style-name="T2">PCI-E</text:span></text:p>
          </draw:text-box>
        </draw:frame>
        <draw:custom-shape draw:style-name="gr7" draw:text-style-name="P1" draw:layer="layout" svg:width="2.682cm" svg:height="1.342cm" svg:x="10.046cm" svg:y="5.736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819cm" svg:height="0.911cm" svg:x="10.533cm" svg:y="5.908cm">
          <draw:text-box>
            <text:p text:style-name="P3"><text:span text:style-name="T2">tampon</text:span></text:p>
            <text:p text:style-name="P3"><text:span text:style-name="T2">mémoire</text:span></text:p>
          </draw:text-box>
        </draw:frame>
        <draw:custom-shape draw:style-name="gr9" draw:text-style-name="P6" draw:layer="layout" svg:width="2.439cm" svg:height="1.464cm" svg:x="10.192cm" svg:y="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63cm" svg:height="4.141cm" svg:x="13.435cm" svg:y="5.132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026cm" svg:height="0.79cm" svg:x="14.141cm" svg:y="5.126cm">
          <draw:text-box>
            <text:p text:style-name="P3"><text:span text:style-name="T2">Interface</text:span></text:p>
          </draw:text-box>
        </draw:frame>
        <draw:frame draw:style-name="gr6" draw:text-style-name="P5" draw:layer="layout" svg:width="1.349cm" svg:height="0.593cm" svg:x="14.548cm" svg:y="7.8cm">
          <draw:text-box>
            <text:p text:style-name="P3"><text:span text:style-name="T2">PCI-E</text:span></text:p>
          </draw:text-box>
        </draw:frame>
        <draw:custom-shape draw:style-name="gr7" draw:text-style-name="P1" draw:layer="layout" svg:width="2.682cm" svg:height="1.342cm" svg:x="13.85cm" svg:y="5.736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819cm" svg:height="0.911cm" svg:x="14.336cm" svg:y="5.908cm">
          <draw:text-box>
            <text:p text:style-name="P3"><text:span text:style-name="T2">tampon</text:span></text:p>
            <text:p text:style-name="P3"><text:span text:style-name="T2">mémoire</text:span></text:p>
          </draw:text-box>
        </draw:frame>
        <draw:custom-shape draw:style-name="gr10" draw:text-style-name="P6" draw:layer="layout" svg:width="2.438cm" svg:height="1.464cm" svg:x="13.996cm" svg:y="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3.462cm" svg:height="4.14cm" svg:x="0.1cm" svg:y="5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.026cm" svg:height="0.666cm" svg:x="0.806cm" svg:y="5.102cm">
          <draw:text-box>
            <text:p text:style-name="P3"><text:span text:style-name="T2">Interface</text:span></text:p>
          </draw:text-box>
        </draw:frame>
        <draw:frame draw:style-name="gr13" draw:text-style-name="P5" draw:layer="layout" svg:width="1.349cm" svg:height="0.581cm" svg:x="1.213cm" svg:y="7.776cm">
          <draw:text-box>
            <text:p text:style-name="P3"><text:span text:style-name="T2">PCI-E</text:span></text:p>
          </draw:text-box>
        </draw:frame>
        <draw:custom-shape draw:style-name="gr14" draw:text-style-name="P1" draw:layer="layout" svg:width="2.682cm" svg:height="1.341cm" svg:x="0.515cm" svg:y="5.7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1.687cm" svg:height="0.911cm" svg:x="1.001cm" svg:y="5.883cm">
          <draw:text-box>
            <text:p text:style-name="P3"><text:span text:style-name="T2">tampon</text:span></text:p>
            <text:p text:style-name="P3"><text:span text:style-name="T2">mémoire</text:span></text:p>
          </draw:text-box>
        </draw:frame>
        <draw:custom-shape draw:style-name="gr16" draw:text-style-name="P6" draw:layer="layout" svg:width="2.438cm" svg:height="1.463cm" svg:x="0.661cm" svg:y="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63cm" svg:height="4.141cm" svg:x="3.879cm" svg:y="5.132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026cm" svg:height="0.79cm" svg:x="4.586cm" svg:y="5.126cm">
          <draw:text-box>
            <text:p text:style-name="P3"><text:span text:style-name="T2">Interface</text:span></text:p>
          </draw:text-box>
        </draw:frame>
        <draw:frame draw:style-name="gr13" draw:text-style-name="P5" draw:layer="layout" svg:width="1.349cm" svg:height="0.581cm" svg:x="4.992cm" svg:y="7.8cm">
          <draw:text-box>
            <text:p text:style-name="P3"><text:span text:style-name="T2">PCI-E</text:span></text:p>
          </draw:text-box>
        </draw:frame>
        <draw:custom-shape draw:style-name="gr7" draw:text-style-name="P1" draw:layer="layout" svg:width="2.682cm" svg:height="1.342cm" svg:x="4.294cm" svg:y="5.736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819cm" svg:height="0.911cm" svg:x="4.781cm" svg:y="5.908cm">
          <draw:text-box>
            <text:p text:style-name="P3"><text:span text:style-name="T2">tampon</text:span></text:p>
            <text:p text:style-name="P3"><text:span text:style-name="T2">mémoire</text:span></text:p>
          </draw:text-box>
        </draw:frame>
        <draw:custom-shape draw:style-name="gr9" draw:text-style-name="P6" draw:layer="layout" svg:width="2.439cm" svg:height="1.464cm" svg:x="4.44cm" svg:y="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5.659cm" svg:y1="8.88cm" svg:x2="5.659cm" svg:y2="10.1cm">
          <text:p/>
        </draw:line>
        <draw:line draw:style-name="gr17" draw:text-style-name="P1" draw:layer="layout" svg:x1="1.856cm" svg:y1="8.88cm" svg:x2="1.856cm" svg:y2="10.1cm">
          <text:p/>
        </draw:line>
        <draw:line draw:style-name="gr17" draw:text-style-name="P1" draw:layer="layout" svg:x1="11.411cm" svg:y1="8.88cm" svg:x2="11.411cm" svg:y2="10.1cm">
          <text:p/>
        </draw:line>
        <draw:line draw:style-name="gr17" draw:text-style-name="P1" draw:layer="layout" svg:x1="15.215cm" svg:y1="8.88cm" svg:x2="15.215cm" svg:y2="10.1cm">
          <text:p/>
        </draw:line>
        <draw:frame draw:style-name="gr18" draw:text-style-name="P7" draw:layer="layout" svg:width="0.942cm" svg:height="0.683cm" svg:x="6.025cm" svg:y="2.969cm">
          <draw:text-box>
            <text:p text:style-name="P3"><text:span text:style-name="T1">HT</text:span></text:p>
          </draw:text-box>
        </draw:frame>
        <draw:frame draw:style-name="gr19" draw:text-style-name="P8" draw:layer="layout" svg:width="2.043cm" svg:height="1.115cm" svg:x="0.135cm" svg:y="0.124cm">
          <draw:text-box>
            <text:p text:style-name="P3"><text:span text:style-name="T3">Control</text:span></text:p>
            <text:p text:style-name="P3"><text:span text:style-name="T3">Plane</text:span></text:p>
          </draw:text-box>
        </draw:frame>
        <draw:frame draw:style-name="gr20" draw:text-style-name="P9" draw:layer="layout" svg:width="1.603cm" svg:height="1.115cm" svg:x="0.222cm" svg:y="2.603cm">
          <draw:text-box>
            <text:p text:style-name="P3"><text:span text:style-name="T4">Data</text:span></text:p>
            <text:p text:style-name="P3"><text:span text:style-name="T4">Plane</text:span></text:p>
          </draw:text-box>
        </draw:frame>
        <draw:custom-shape draw:style-name="gr21" draw:text-style-name="P10" draw:layer="layout" svg:width="4.268cm" svg:height="1.097cm" draw:transform="rotate (1.5707963267949) translate (15.822cm 4.368cm)">
          <text:p><text:span text:style-name="T5">Transferts multiples</text:span></text:p>
          <text:p text:style-name="P3"><text:span text:style-name="T5">simultanés</text:span></text:p>
          <draw:enhanced-geometry svg:viewBox="0 0 21600 21600" draw:mirror-horizontal="true" draw:text-areas="800 800 20800 20800" draw:type="round-rectangular-callout" draw:modifiers="4184.39915671117 47016.3934426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2.682cm" svg:height="1.341cm" svg:x="2.368cm" svg:y="2.7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2.195cm" svg:height="0.75cm" svg:x="2.66cm" svg:y="3.153cm">
          <draw:text-box>
            <text:p text:style-name="P3"><text:span text:style-name="T2">HT </text:span><text:span text:style-name="T6">↔</text:span><text:span text:style-name="T7"> PCI-E</text:span></text:p>
          </draw:text-box>
        </draw:frame>
        <draw:line draw:style-name="gr24" draw:text-style-name="P1" draw:layer="layout" svg:x1="2.831cm" svg:y1="4.002cm" svg:x2="2.831cm" svg:y2="5.222cm">
          <text:p/>
        </draw:line>
        <draw:line draw:style-name="gr24" draw:text-style-name="P1" draw:layer="layout" svg:x1="4.562cm" svg:y1="4.002cm" svg:x2="4.562cm" svg:y2="5.222cm">
          <text:p/>
        </draw:line>
        <draw:custom-shape draw:style-name="gr25" draw:text-style-name="P1" draw:layer="layout" svg:width="2.683cm" svg:height="1.341cm" svg:x="12.023cm" svg:y="2.7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2.195cm" svg:height="0.75cm" svg:x="12.316cm" svg:y="3.153cm">
          <draw:text-box>
            <text:p text:style-name="P3"><text:span text:style-name="T2">HT </text:span><text:span text:style-name="T6">↔</text:span><text:span text:style-name="T7"> PCI-E</text:span></text:p>
          </draw:text-box>
        </draw:frame>
        <draw:line draw:style-name="gr24" draw:text-style-name="P1" draw:layer="layout" svg:x1="12.487cm" svg:y1="4.002cm" svg:x2="12.487cm" svg:y2="5.222cm">
          <text:p/>
        </draw:line>
        <draw:line draw:style-name="gr24" draw:text-style-name="P1" draw:layer="layout" svg:x1="14.218cm" svg:y1="4.002cm" svg:x2="14.218cm" svg:y2="5.222cm">
          <text:p/>
        </draw:line>
        <draw:custom-shape draw:style-name="gr26" draw:text-style-name="P1" draw:layer="layout" svg:width="3.048cm" svg:height="2.073cm" svg:x="5.001cm" svg:y="0.368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1.169cm" svg:height="0.861cm" svg:x="5.22cm" svg:y="0.488cm">
          <draw:text-box>
            <text:p text:style-name="P3"><text:span text:style-name="T2">L2</text:span></text:p>
            <text:p text:style-name="P3"><text:span text:style-name="T2">Cache</text:span></text:p>
          </draw:text-box>
        </draw:frame>
        <draw:frame draw:style-name="gr28" draw:text-style-name="P7" draw:layer="layout" svg:width="1.341cm" svg:height="0.854cm" svg:x="6.44cm" svg:y="0.49cm">
          <draw:text-box>
            <text:p text:style-name="P3"><text:span text:style-name="T8">CPU0</text:span></text:p>
          </draw:text-box>
        </draw:frame>
        <draw:frame draw:style-name="gr27" draw:text-style-name="P5" draw:layer="layout" svg:width="1.169cm" svg:height="0.861cm" svg:x="5.221cm" svg:y="1.465cm">
          <draw:text-box>
            <text:p text:style-name="P3"><text:span text:style-name="T2">L2</text:span></text:p>
            <text:p text:style-name="P3"><text:span text:style-name="T2">Cache</text:span></text:p>
          </draw:text-box>
        </draw:frame>
        <draw:frame draw:style-name="gr29" draw:text-style-name="P7" draw:layer="layout" svg:width="1.341cm" svg:height="0.853cm" svg:x="6.441cm" svg:y="1.467cm">
          <draw:text-box>
            <text:p text:style-name="P3"><text:span text:style-name="T8">CPU1</text:span></text:p>
          </draw:text-box>
        </draw:frame>
        <draw:custom-shape draw:style-name="gr26" draw:text-style-name="P1" draw:layer="layout" svg:width="3.048cm" svg:height="2.073cm" svg:x="9.001cm" svg:y="0.369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5" draw:layer="layout" svg:width="1.169cm" svg:height="0.861cm" svg:x="9.22cm" svg:y="0.489cm">
          <draw:text-box>
            <text:p text:style-name="P3"><text:span text:style-name="T2">L2</text:span></text:p>
            <text:p text:style-name="P3"><text:span text:style-name="T2">Cache</text:span></text:p>
          </draw:text-box>
        </draw:frame>
        <draw:frame draw:style-name="gr31" draw:text-style-name="P7" draw:layer="layout" svg:width="1.342cm" svg:height="0.854cm" svg:x="10.439cm" svg:y="0.491cm">
          <draw:text-box>
            <text:p text:style-name="P3"><text:span text:style-name="T8">CPU2</text:span></text:p>
          </draw:text-box>
        </draw:frame>
        <draw:frame draw:style-name="gr30" draw:text-style-name="P5" draw:layer="layout" svg:width="1.169cm" svg:height="0.861cm" svg:x="9.221cm" svg:y="1.466cm">
          <draw:text-box>
            <text:p text:style-name="P3"><text:span text:style-name="T2">L2</text:span></text:p>
            <text:p text:style-name="P3"><text:span text:style-name="T2">Cache</text:span></text:p>
          </draw:text-box>
        </draw:frame>
        <draw:frame draw:style-name="gr32" draw:text-style-name="P7" draw:layer="layout" svg:width="1.342cm" svg:height="0.853cm" svg:x="10.44cm" svg:y="1.468cm">
          <draw:text-box>
            <text:p text:style-name="P3"><text:span text:style-name="T8">CPU3</text:span></text:p>
          </draw:text-box>
        </draw:frame>
        <draw:line draw:style-name="gr24" draw:text-style-name="P1" draw:layer="layout" svg:x1="9.073cm" svg:y1="1.441cm" svg:x2="7.976cm" svg:y2="1.441cm">
          <text:p/>
        </draw:line>
        <draw:polyline draw:style-name="gr24" draw:text-style-name="P1" draw:layer="layout" svg:width="2.237cm" svg:height="0.956cm" draw:transform="skewX (-0.401949326734294) rotate (-0.512079602535137) translate (10.0483513949735cm 2.41707317073171cm)" svg:viewBox="0 0 2238 957" draw:points="0,0 131,957 2238,1">
          <text:p/>
        </draw:polyline>
        <draw:polyline draw:style-name="gr24" draw:text-style-name="P1" draw:layer="layout" svg:width="2.237cm" svg:height="0.956cm" draw:transform="skewX (0.400902129183098) rotate (0.512079602535136) translate (5.04967562949823cm 3.51358794766209cm)" svg:viewBox="0 0 2238 957" draw:points="2238,0 2106,957 0,1">
          <text:p/>
        </draw:polyline>
        <draw:frame draw:style-name="gr33" draw:text-style-name="P11" draw:layer="layout" svg:width="1.829cm" svg:height="0.703cm" draw:transform="rotate (1.5707963267949) translate (3.479cm 2.295cm)">
          <draw:text-box>
            <text:p text:style-name="P3"><text:span text:style-name="T9">L-DIMM</text:span></text:p>
          </draw:text-box>
        </draw:frame>
        <draw:frame draw:style-name="gr33" draw:text-style-name="P11" draw:layer="layout" svg:width="1.829cm" svg:height="0.703cm" draw:transform="rotate (1.5707963267949) translate (2.7cm 2.296cm)">
          <draw:text-box>
            <text:p text:style-name="P3"><text:span text:style-name="T9">L-DIMM</text:span></text:p>
          </draw:text-box>
        </draw:frame>
        <draw:frame draw:style-name="gr34" draw:text-style-name="P11" draw:layer="layout" svg:width="1.829cm" svg:height="0.703cm" draw:transform="rotate (1.5707963267949) translate (1.92cm 2.297cm)">
          <draw:text-box>
            <text:p text:style-name="P3"><text:span text:style-name="T9">L-DIMM</text:span></text:p>
          </draw:text-box>
        </draw:frame>
        <draw:frame draw:style-name="gr34" draw:text-style-name="P11" draw:layer="layout" svg:width="1.829cm" svg:height="0.703cm" draw:transform="rotate (1.5707963267949) translate (14.501cm 2.296cm)">
          <draw:text-box>
            <text:p text:style-name="P3"><text:span text:style-name="T9">R-DIMM</text:span></text:p>
          </draw:text-box>
        </draw:frame>
        <draw:frame draw:style-name="gr33" draw:text-style-name="P11" draw:layer="layout" svg:width="1.829cm" svg:height="0.703cm" draw:transform="rotate (1.5707963267949) translate (13.722cm 2.297cm)">
          <draw:text-box>
            <text:p text:style-name="P3"><text:span text:style-name="T9">R-DIMM</text:span></text:p>
          </draw:text-box>
        </draw:frame>
        <draw:frame draw:style-name="gr33" draw:text-style-name="P11" draw:layer="layout" svg:width="1.829cm" svg:height="0.703cm" draw:transform="rotate (1.5707963267949) translate (12.943cm 2.298cm)">
          <draw:text-box>
            <text:p text:style-name="P3"><text:span text:style-name="T9">R-DIMM</text:span></text:p>
          </draw:text-box>
        </draw:frame>
        <draw:line draw:style-name="gr24" draw:text-style-name="P1" draw:layer="layout" svg:x1="13.073cm" svg:y1="1.441cm" svg:x2="11.976cm" svg:y2="1.441cm">
          <text:p/>
        </draw:line>
        <draw:line draw:style-name="gr24" draw:text-style-name="P1" draw:layer="layout" svg:x1="5.173cm" svg:y1="1.441cm" svg:x2="4.076cm" svg:y2="1.441cm">
          <text:p/>
        </draw:line>
        <draw:frame draw:style-name="gr35" draw:text-style-name="P7" draw:layer="layout" svg:width="0.942cm" svg:height="0.683cm" svg:x="10.122cm" svg:y="2.969cm">
          <draw:text-box>
            <text:p text:style-name="P3"><text:span text:style-name="T1">HT</text:span></text:p>
          </draw:text-box>
        </draw:frame>
        <draw:frame draw:style-name="gr18" draw:text-style-name="P7" draw:layer="layout" svg:width="0.942cm" svg:height="0.683cm" svg:x="2.026cm" svg:y="4.53cm">
          <draw:text-box>
            <text:p text:style-name="P3"><text:span text:style-name="T1">HT</text:span></text:p>
          </draw:text-box>
        </draw:frame>
        <draw:frame draw:style-name="gr18" draw:text-style-name="P7" draw:layer="layout" svg:width="0.942cm" svg:height="0.683cm" svg:x="3.782cm" svg:y="4.53cm">
          <draw:text-box>
            <text:p text:style-name="P3"><text:span text:style-name="T1">HT</text:span></text:p>
          </draw:text-box>
        </draw:frame>
        <draw:frame draw:style-name="gr18" draw:text-style-name="P7" draw:layer="layout" svg:width="0.942cm" svg:height="0.683cm" svg:x="11.682cm" svg:y="4.53cm">
          <draw:text-box>
            <text:p text:style-name="P3"><text:span text:style-name="T1">HT</text:span></text:p>
          </draw:text-box>
        </draw:frame>
        <draw:frame draw:style-name="gr35" draw:text-style-name="P7" draw:layer="layout" svg:width="0.942cm" svg:height="0.683cm" svg:x="13.438cm" svg:y="4.53cm">
          <draw:text-box>
            <text:p text:style-name="P3"><text:span text:style-name="T1">HT</text:span></text:p>
          </draw:text-box>
        </draw:frame>
        <draw:frame draw:style-name="gr36" draw:text-style-name="P7" draw:layer="layout" svg:width="0.942cm" svg:height="0.683cm" svg:x="8.098cm" svg:y="0.832cm">
          <draw:text-box>
            <text:p text:style-name="P3"><text:span text:style-name="T1">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05T09:59:05.525690083</dc:date>
    <meta:editing-duration>PT11H44M12S</meta:editing-duration>
    <meta:editing-cycles>44</meta:editing-cycles>
    <meta:generator>LibreOffice/5.4.2.2.0$Linux_X86_64 LibreOffice_project/40m0$Build-2</meta:generator>
    <dc:creator>Philippe Latu</dc:creator>
    <meta:document-statistic meta:object-count="70"/>
  </office:meta>
</office:document-meta>
</file>